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>
        <style:tab-stops>
          <style:tab-stop style:position="0.42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8">Ressourcenbeschaffung Qt</text:p>
              </text:list-item>
              <text:list-item>
                <text:p text:style-name="P8">Einarbeitung Qt</text:p>
              </text:list-item>
            </text:list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David Christa</dc:creator>
    <dc:date>2006-03-09T11:09:45</dc:date>
    <dc:language>de-AT</dc:language>
    <meta:editing-cycles>51</meta:editing-cycles>
    <meta:editing-duration>PT8H18M5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94" meta:word-count="439" meta:character-count="2948"/>
  </office:meta>
</office:document-meta>
</file>